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00000000AEBBAB151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adornments="Negrito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Negrito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96cm" fo:margin-left="0.018cm" fo:margin-top="0cm" fo:margin-bottom="0cm" table:align="left" style:writing-mode="page"/>
    </style:style>
    <style:style style:name="Tabela1.A" style:family="table-column">
      <style:table-column-properties style:column-width="2.157cm"/>
    </style:style>
    <style:style style:name="Tabela1.B" style:family="table-column">
      <style:table-column-properties style:column-width="13.80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f3f3f3" fo:padding="0.176cm" fo:border-left="1pt solid #000000" fo:border-right="none" fo:border-top="1pt solid #000000" fo:border-bottom="1pt solid #000000">
        <style:background-image/>
      </style:table-cell-properties>
    </style:style>
    <style:style style:name="Tabela1.B1" style:family="table-cell">
      <style:table-cell-properties style:vertical-align="" fo:background-color="#f3f3f3" fo:padding="0.176cm" fo:border-left="none" fo:border-right="1pt solid #000000" fo:border-top="1pt solid #000000" fo:border-bottom="1pt solid #000000">
        <style:background-image/>
      </style:table-cell-properties>
    </style:style>
    <style:style style:name="Tabela3" style:family="table">
      <style:table-properties style:width="15.961cm" table:align="margins" style:writing-mode="lr-tb"/>
    </style:style>
    <style:style style:name="Tabela3.A" style:family="table-column">
      <style:table-column-properties style:column-width="3.694cm" style:rel-column-width="15165*"/>
    </style:style>
    <style:style style:name="Tabela3.B" style:family="table-column">
      <style:table-column-properties style:column-width="12.268cm" style:rel-column-width="50370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.5" style:family="table-row">
      <style:table-row-properties style:min-row-height="0.743cm"/>
    </style:style>
    <style:style style:name="Tabela3.6" style:family="table-row">
      <style:table-row-properties style:min-row-height="1.191cm"/>
    </style:style>
    <style:style style:name="P1" style:family="paragraph" style:parent-style-name="Table_20_Contents">
      <style:text-properties style:font-name="Arial1" fo:font-size="11pt" officeooo:paragraph-rsid="00198067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18e8ad" officeooo:paragraph-rsid="00198067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weight="bold" officeooo:paragraph-rsid="00198067" style:font-weight-asian="bold" style:font-weight-complex="bold"/>
    </style:style>
    <style:style style:name="P4" style:family="paragraph" style:parent-style-name="Table_20_Contents">
      <style:text-properties style:font-name="Arial1"/>
    </style:style>
    <style:style style:name="P5" style:family="paragraph" style:parent-style-name="Text_20_body">
      <style:text-properties style:font-name="Arial1"/>
    </style:style>
    <style:style style:name="P6" style:family="paragraph" style:parent-style-name="Text_20_body">
      <style:text-properties style:font-name="Arial1" officeooo:paragraph-rsid="00198067"/>
    </style:style>
    <style:style style:name="P7" style:family="paragraph" style:parent-style-name="Table_20_Contents">
      <style:paragraph-properties fo:text-align="center" style:justify-single-word="false"/>
      <style:text-properties officeooo:paragraph-rsid="00198067"/>
    </style:style>
    <style:style style:name="P8" style:family="paragraph" style:parent-style-name="Text_20_body">
      <style:text-properties officeooo:paragraph-rsid="00198067"/>
    </style:style>
    <style:style style:name="P9" style:family="paragraph" style:parent-style-name="Heading_20_1"/>
    <style:style style:name="P10" style:family="paragraph" style:parent-style-name="Text_20_body" style:list-style-name="Numbering_20_123"/>
    <style:style style:name="P11" style:family="paragraph" style:parent-style-name="Text_20_body" style:list-style-name="L1">
      <style:text-properties style:font-name="Arial1"/>
    </style:style>
    <style:style style:name="P12" style:family="paragraph" style:parent-style-name="Text_20_body" style:list-style-name="L3">
      <style:text-properties style:font-name="Arial1"/>
    </style:style>
    <style:style style:name="P13" style:family="paragraph" style:parent-style-name="Text_20_body" style:list-style-name="L2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>
      <style:text-properties officeooo:paragraph-rsid="001b62cd"/>
    </style:style>
    <style:style style:name="P17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P18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19" style:family="paragraph" style:parent-style-name="normal">
      <style:paragraph-properties fo:margin-top="0cm" fo:margin-bottom="0cm" style:contextual-spacing="false" fo:line-height="106%" fo:text-align="center" style:justify-single-word="false"/>
    </style:style>
    <style:style style:name="P20" style:family="paragraph" style:parent-style-name="normal">
      <style:paragraph-properties fo:margin-top="0cm" fo:margin-bottom="0cm" style:contextual-spacing="false" fo:line-height="106%" fo:text-align="center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1" style:family="paragraph" style:parent-style-name="normal" style:master-page-name="Standard">
      <style:paragraph-properties fo:margin-top="0cm" fo:margin-bottom="0cm" style:contextual-spacing="false" fo:line-height="115%" fo:text-align="center" style:justify-single-word="false" style:page-number="1"/>
      <style:text-properties style:font-name="Arial1" fo:font-size="12pt" fo:font-weight="bold" officeooo:rsid="0016c4be" officeooo:paragraph-rsid="0016c4be" style:font-name-asian="Times New Roman1" style:font-size-asian="12pt" style:font-weight-asian="bold" style:font-name-complex="Times New Roman1" style:font-size-complex="12pt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keep-together="auto" fo:orphans="2" fo:widows="2" fo:text-indent="0cm" style:auto-text-indent="false" fo:background-color="transparent" fo:padding="0cm" fo:border="none" style:shadow="none" fo:keep-with-next="auto" style:join-border="false"/>
      <style:text-properties style:font-name="Arial1" fo:font-size="10pt" style:font-name-asian="Times New Roman1" style:font-size-asian="10pt" style:font-name-complex="Times New Roman1" style:font-size-complex="10pt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style:font-name="Arial1" fo:font-size="10pt" style:font-name-asian="Times New Roman1" style:font-size-asian="10pt" style:font-name-complex="Times New Roman1" style:font-size-complex="10pt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keep-together="auto" fo:orphans="2" fo:widows="2" fo:text-indent="0cm" style:auto-text-indent="false" fo:background-color="transparent" fo:padding="0cm" fo:border="none" style:shadow="none" fo:keep-with-next="auto" style:join-border="false"/>
      <style:text-properties style:font-name="Arial1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keep-together="auto" fo:orphans="2" fo:widows="2" fo:text-indent="0cm" style:auto-text-indent="false" fo:background-color="transparent" fo:padding="0cm" fo:border="none" style:shadow="none" fo:keep-with-next="auto" style:join-border="false"/>
      <style:text-properties style:font-name="Arial1" officeooo:paragraph-rsid="001c776b"/>
    </style:style>
    <style:style style:name="T1" style:family="text">
      <style:text-properties style:font-name="Arial" fo:font-size="12pt" fo:font-weight="bold" style:font-name-asian="Arial2" style:font-size-asian="12pt" style:font-weight-asian="bold" style:font-name-complex="Arial2" style:font-size-complex="12pt"/>
    </style:style>
    <style:style style:name="T2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Arial1"/>
    </style:style>
    <style:style style:name="T5" style:family="text">
      <style:text-properties style:font-name="Arial1" fo:font-size="13pt" style:font-size-asian="13pt" style:font-size-complex="13pt"/>
    </style:style>
    <style:style style:name="T6" style:family="text">
      <style:text-properties style:font-name="Arial1" fo:font-size="13pt" officeooo:rsid="001a6866" style:font-size-asian="13pt" style:font-size-complex="13pt"/>
    </style:style>
    <style:style style:name="T7" style:family="text">
      <style:text-properties style:font-name="Arial1" fo:font-size="13pt" fo:font-weight="bold" style:font-size-asian="13pt" style:font-weight-asian="bold" style:font-size-complex="13pt" style:font-weight-complex="bold"/>
    </style:style>
    <style:style style:name="T8" style:family="text">
      <style:text-properties style:font-name="Arial1" fo:font-size="13pt" fo:font-weight="bold" officeooo:rsid="001a6866" style:font-size-asian="13pt" style:font-weight-asian="bold" style:font-size-complex="13pt" style:font-weight-complex="bold"/>
    </style:style>
    <style:style style:name="T9" style:family="text">
      <style:text-properties style:font-name="Arial1" fo:font-weight="normal" style:font-weight-asian="normal" style:font-weight-complex="normal"/>
    </style:style>
    <style:style style:name="T10" style:family="text">
      <style:text-properties style:font-name="Arial1" fo:font-weight="normal" officeooo:rsid="001896f0" style:font-weight-asian="normal" style:font-weight-complex="normal"/>
    </style:style>
    <style:style style:name="T11" style:family="text">
      <style:text-properties style:font-name="Arial1" officeooo:rsid="001896f0"/>
    </style:style>
    <style:style style:name="T12" style:family="text">
      <style:text-properties style:font-name="Arial1" fo:font-size="11pt" style:font-size-asian="11pt" style:font-size-complex="11pt"/>
    </style:style>
    <style:style style:name="T13" style:family="text">
      <style:text-properties style:font-name="Arial1" fo:font-weight="bold" style:font-weight-asian="bold" style:font-weight-complex="bold"/>
    </style:style>
    <style:style style:name="T14" style:family="text">
      <style:text-properties style:font-name="Arial1" officeooo:rsid="00198067"/>
    </style:style>
    <style:style style:name="T15" style:family="text">
      <style:text-properties style:font-name="Arial1" fo:font-size="15pt" style:font-size-asian="15pt" style:font-size-complex="15pt"/>
    </style:style>
    <style:style style:name="T16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10pt" style:font-name-asian="Times New Roman1" style:font-size-asian="10pt" style:font-name-complex="Times New Roman1" style:font-size-complex="10pt"/>
    </style:style>
    <style:style style:name="T18" style:family="text">
      <style:text-properties fo:font-size="10pt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style:font-name="Calibri1"/>
    </style:style>
    <style:style style:name="T20" style:family="text">
      <style:text-properties style:font-name="Calibri1" fo:font-size="15pt" style:font-size-asian="15pt" style:font-size-complex="15pt"/>
    </style:style>
    <style:style style:name="T21" style:family="text">
      <style:text-properties style:font-name="Calibri1" fo:font-size="24pt" style:font-size-asian="24pt" style:font-size-complex="2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Requisitos Funcionais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5"><text:span text:style-name="T18">Discentes:</text:span><text:span text:style-name="T17"> </text:span></text:p>
          </table:table-cell>
          <table:table-cell table:style-name="Tabela1.B1" office:value-type="string">
            <text:p text:style-name="P24"><loext:content-control loext:plain-text="true" loext:tag="goog_rdk_0" loext:lock="contentLocked"><text:span text:style-name="T17"/></loext:content-control><text:span text:style-name="T17">BRUNO EDUARDO DOS SANTOS - 211066249</text:span></text:p>
            <text:p text:style-name="P22">GEILSON DOS SANTOS SA - 231006239</text:p>
            <text:p text:style-name="P22">MARCOS ALEXANDRE DA SILVA NERES - 211055334</text:p>
            <text:p text:style-name="P23">PEDRO FARIAS DE OLIVEIRA <text:s/>- 211055577</text:p>
            <text:p text:style-name="P22">THELMA EVANGELISTA DOS SANTOS - <text:s/>231003513</text:p>
            <text:p text:style-name="P22">WESLEY HENRIQUE FERREIRA - 231021496</text:p>
          </table:table-cell>
        </table:table-row>
      </table:table>
      <text:list text:style-name="Numbering_20_123">
        <text:list-header>
          <text:p text:style-name="P10"><text:span text:style-name="Strong_20_Emphasis"><text:span text:style-name="T4"/></text:span></text:p>
        </text:list-header>
      </text:list>
      <text:h text:style-name="Heading_20_1" text:outline-level="1"><text:span text:style-name="Strong_20_Emphasis"><text:span text:style-name="T21">Introdução</text:span></text:span></text:h>
      <text:p text:style-name="P16"><text:span text:style-name="Strong_20_Emphasis"><text:span text:style-name="T10">Este artefato tem como objetivo a </text:span></text:span><text:span text:style-name="Strong_20_Emphasis"><text:span text:style-name="T11">elicitação dos requisitos funcionais</text:span></text:span><text:span text:style-name="Strong_20_Emphasis"><text:span text:style-name="T10"> do sistema a ser desenvolvido.</text:span></text:span></text:p>
      <text:p text:style-name="Text_20_body"><text:span text:style-name="T4">O sistema proposto oferecerá funcionalidades básicas de manipulação de dados, como </text:span><text:span text:style-name="Strong_20_Emphasis"><text:span text:style-name="T4">criação, leitura, atualização e exclusão</text:span></text:span><text:span text:style-name="T4"> de registros, operações comumente referenciadas pela sigla </text:span><text:span text:style-name="Strong_20_Emphasis"><text:span text:style-name="T4">CRUD</text:span></text:span><text:span text:style-name="T4"> (</text:span><text:span text:style-name="Emphasis"><text:span text:style-name="T4">Create, Read, Update, Delete</text:span></text:span><text:span text:style-name="T4">).</text:span></text:p>
      <text:p text:style-name="Text_20_body"><text:span text:style-name="T4">O sistema fornecerá suporte à </text:span><text:span text:style-name="Strong_20_Emphasis"><text:span text:style-name="T4">divulgação e gestão de eventos do tipo feira</text:span></text:span><text:span text:style-name="T4">, nos quais </text:span><text:span text:style-name="Strong_20_Emphasis"><text:span text:style-name="T4">expositores</text:span></text:span><text:span text:style-name="T4"> poderão participar com seus </text:span><text:span text:style-name="Strong_20_Emphasis"><text:span text:style-name="T4">produtos</text:span></text:span><text:span text:style-name="T4">. A cada feira poderão estar associados múltiplos expositores, e a cada expositor, uma lista de produtos.</text:span></text:p>
      <text:p text:style-name="P5">Usuários não autenticados terão acesso aos seguintes serviços públicos:</text:p>
      <text:list text:style-name="L1">
        <text:list-item>
          <text:p text:style-name="P11">Listar feiras; Listar expositores em uma feira; Listar produtos de um expositor em uma feira; Visualizar detalhes de uma feira, expositor ou produto.</text:p>
        </text:list-item>
      </text:list>
      <text:p text:style-name="P5">As informações exibidas em cada caso incluem:</text:p>
      <text:list text:style-name="L2">
        <text:list-item>
          <text:p text:style-name="P13"><text:span text:style-name="Strong_20_Emphasis"><text:span text:style-name="T4">Feira:</text:span></text:span><text:span text:style-name="T4"> nome, descrição, data de início, data de término, local, cidade e estado;</text:span></text:p>
        </text:list-item>
        <text:list-item>
          <text:p text:style-name="P13"><text:span text:style-name="Strong_20_Emphasis"><text:span text:style-name="T4">Expositor:</text:span></text:span><text:span text:style-name="T4"> nome, descrição e contato;</text:span></text:p>
        </text:list-item>
        <text:list-item>
          <text:p text:style-name="P13"><text:span text:style-name="Strong_20_Emphasis"><text:span text:style-name="T4">Produto:</text:span></text:span><text:span text:style-name="T4"> nome, descrição e preço.</text:span></text:p>
        </text:list-item>
      </text:list>
      <text:p text:style-name="Text_20_body"><text:span text:style-name="T4">Para acessar funcionalidades adicionais, o usuário deve estar </text:span><text:span text:style-name="Strong_20_Emphasis"><text:span text:style-name="T4">registrado e autenticado</text:span></text:span><text:span text:style-name="T4"> no sistema. Após a autenticação, o usuário poderá:</text:span></text:p>
      <text:list text:style-name="L3">
        <text:list-item>
          <text:p text:style-name="P12">Criar, editar e excluir feiras; Criar, editar e excluir expositores; Criar, editar e excluir listas de produtos; Criar, editar e excluir produtos; Criar, visualizar e excluir ingressos.</text:p>
        </text:list-item>
      </text:list>
      <text:p text:style-name="Text_20_body"><text:span text:style-name="T4">Cada </text:span><text:span text:style-name="Strong_20_Emphasis"><text:span text:style-name="T4">ingresso</text:span></text:span><text:span text:style-name="T4"> criado dará direito de acesso à feira na data especificada e conterá as seguintes informações: nome da feira, número do ingresso e data de emissão.</text:span></text:p>
      <text:p text:style-name="Text_20_body"><text:span text:style-name="T4">O sistema deverá impor as seguintes </text:span><text:span text:style-name="Strong_20_Emphasis"><text:span text:style-name="T4">regras de negócio</text:span></text:span><text:span text:style-name="T4">:</text:span></text:p>
      <text:list text:style-name="L4">
        <text:list-item>
          <text:p text:style-name="P14"><text:span text:style-name="T4">Um registro (feira, expositor, produto ou ingresso) </text:span><text:span text:style-name="Strong_20_Emphasis"><text:span text:style-name="T4">só pode ser editado ou excluído por seu criador</text:span></text:span><text:span text:style-name="T4">;</text:span></text:p>
        </text:list-item>
        <text:list-item>
          <text:p text:style-name="P14"><text:soft-page-break/><text:span text:style-name="T4">Um registro </text:span><text:span text:style-name="Strong_20_Emphasis"><text:span text:style-name="T4">só pode ser excluído se não houver dependências associadas a ele</text:span></text:span><text:span text:style-name="T4"> (por exemplo, uma feira com expositores vinculados não pode ser removida).</text:span></text:p>
        </text:list-item>
      </text:list>
      <text:p text:style-name="Text_20_body"><text:span text:style-name="T4">A </text:span><text:span text:style-name="Strong_20_Emphasis"><text:span text:style-name="T4">especificação dos requisitos funcionais</text:span></text:span><text:span text:style-name="T4"> será realizada por meio de </text:span><text:span text:style-name="Strong_20_Emphasis"><text:span text:style-name="T4">histórias de usuário (user stories)</text:span></text:span><text:span text:style-name="T4">, de forma clara e orientada às necessidades do usuário final.</text:span></text:p>
      <text:h text:style-name="Heading_20_1" text:outline-level="1"><text:span text:style-name="T16">Requisitos Funcionais (via Histórias de Usuário)</text:span></text:h>
      <text:p text:style-name="P16"><text:span text:style-name="T4">A</text:span><text:span text:style-name="T9"> seguir, são listados os </text:span><text:span text:style-name="Strong_20_Emphasis"><text:span text:style-name="T9">requisitos funcionais do sistema</text:span></text:span><text:span text:style-name="T9">, descritos individualmente por meio de </text:span><text:span text:style-name="Strong_20_Emphasis"><text:span text:style-name="T9">histórias de usuário</text:span></text:span><text:span text:style-name="T9">, acompanhados de suas </text:span><text:span text:style-name="Strong_20_Emphasis"><text:span text:style-name="T9">justificativas</text:span></text:span><text:span text:style-name="T9"> e </text:span><text:span text:style-name="Strong_20_Emphasis"><text:span text:style-name="T9">critérios de aceitação</text:span></text:span><text:span text:style-name="T9">.</text:span></text:p>
      <text:p text:style-name="Text_20_body"><text:span text:style-name="T4">Cada requisito será identificado pelo código </text:span><text:span text:style-name="Source_20_Text"><text:span text:style-name="T4">RF-xxx</text:span></text:span><text:span text:style-name="T4">, onde:</text:span></text:p>
      <text:list text:style-name="L5">
        <text:list-item>
          <text:p text:style-name="P15"><text:span text:style-name="Source_20_Text"><text:span text:style-name="T4">RF</text:span></text:span><text:span text:style-name="T4"> representa </text:span><text:span text:style-name="Emphasis"><text:span text:style-name="T4">Requisito Funcional</text:span></text:span><text:span text:style-name="T4">.</text:span></text:p>
        </text:list-item>
        <text:list-item>
          <text:p text:style-name="P15"><text:span text:style-name="Source_20_Text"><text:span text:style-name="T4">xxx</text:span></text:span><text:span text:style-name="T4"> é um número sequencial para identificação única.</text:span></text:p>
        </text:list-item>
      </text:list>
      <text:p text:style-name="Text_20_body"><text:span text:style-name="T4">Os critérios de aceitação seguirão o padrão </text:span><text:span text:style-name="Source_20_Text"><text:span text:style-name="T4">CA-xxx</text:span></text:span><text:span text:style-name="T4">, mantendo rastreabilidade e clareza na validação de cada requisito.</text:span></text:p>
      <text:p text:style-name="Text_20_body"><text:span text:style-name="T4"><text:s/></text:span><text:span text:style-name="Strong_20_Emphasis"><text:span text:style-name="T4">Estrutura de Requisito Funcional:</text:span>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"><text:span text:style-name="Strong_20_Emphasis"><text:span text:style-name="T12">ID do Requisito</text:span></text:span></text:p>
          </table:table-cell>
          <table:table-cell table:style-name="Tabela3.B1" office:value-type="string">
            <text:p text:style-name="P1">Exemplo: RF-001</text:p>
          </table:table-cell>
        </table:table-row>
        <table:table-row>
          <table:table-cell table:style-name="Tabela3.A2" office:value-type="string">
            <text:p text:style-name="P2">Prioridade</text:p>
          </table:table-cell>
          <table:table-cell table:style-name="Tabela3.B2" office:value-type="string">
            <text:p text:style-name="P6">Ex: Alta, Média ou Baixa</text:p>
          </table:table-cell>
        </table:table-row>
        <table:table-row>
          <table:table-cell table:style-name="Tabela3.A2" office:value-type="string">
            <text:p text:style-name="P2">Responsável</text:p>
          </table:table-cell>
          <table:table-cell table:style-name="Tabela3.B2" office:value-type="string">
            <text:p text:style-name="P1">Ex: Product Owner, Analista de Requisitos, Time de Desenvolvimento</text:p>
          </table:table-cell>
        </table:table-row>
        <table:table-row>
          <table:table-cell table:style-name="Tabela3.A2" office:value-type="string">
            <text:p text:style-name="P3">História de Usuário </text:p>
          </table:table-cell>
          <table:table-cell table:style-name="Tabela3.B2" office:value-type="string">
            <text:p text:style-name="Text_20_body"><text:span text:style-name="Strong_20_Emphasis"><text:span text:style-name="T12">Como</text:span></text:span><text:span text:style-name="T12"> [tipo de usuário],<text:line-break/></text:span><text:span text:style-name="Strong_20_Emphasis"><text:span text:style-name="T12">Quero</text:span></text:span><text:span text:style-name="T12"> [ação desejada],<text:line-break/></text:span><text:span text:style-name="Strong_20_Emphasis"><text:span text:style-name="T12">Para que</text:span></text:span><text:span text:style-name="T12"> [objetivo ou benefício].</text:span></text:p>
          </table:table-cell>
        </table:table-row>
        <table:table-row table:style-name="Tabela3.5">
          <table:table-cell table:style-name="Tabela3.A2" office:value-type="string">
            <text:p text:style-name="P3">Justificativa</text:p>
          </table:table-cell>
          <table:table-cell table:style-name="Tabela3.B2" office:value-type="string">
            <text:p text:style-name="P6">[Explicação do motivo de existência do requisito, valor para o negócio ou usuário.]</text:p>
          </table:table-cell>
        </table:table-row>
        <table:table-row table:style-name="Tabela3.6">
          <table:table-cell table:style-name="Tabela3.B2" table:number-columns-spanned="2" office:value-type="string">
            <text:p text:style-name="P7"><text:span text:style-name="Strong_20_Emphasis"><text:span text:style-name="T13">Critérios de Aceitação</text:span></text:span></text:p>
          </table:table-cell>
          <table:covered-table-cell/>
        </table:table-row>
        <table:table-row>
          <table:table-cell table:style-name="Tabela3.A2" office:value-type="string">
            <text:p text:style-name="P3">Nº </text:p>
          </table:table-cell>
          <table:table-cell table:style-name="Tabela3.B2" office:value-type="string">
            <text:p text:style-name="P2">Descrição</text:p>
          </table:table-cell>
        </table:table-row>
        <table:table-row>
          <table:table-cell table:style-name="Tabela3.A2" office:value-type="string">
            <text:p text:style-name="P4">CA-001</text:p>
          </table:table-cell>
          <table:table-cell table:style-name="Tabela3.B2" office:value-type="string">
            <text:p text:style-name="P4">[Ex: Quando o usuário preencher todos os campos e clicar em “Cadastrar”, o sistema deve criar a conta.]</text:p>
          </table:table-cell>
        </table:table-row>
        <table:table-row>
          <table:table-cell table:style-name="Tabela3.A2" office:value-type="string">
            <text:p text:style-name="P4">CA-002</text:p>
          </table:table-cell>
          <table:table-cell table:style-name="Tabela3.B2" office:value-type="string">
            <text:p text:style-name="P4">[Ex: Se o e-mail já estiver cadastrado, uma mensagem de erro deve ser exibida.]</text:p>
          </table:table-cell>
        </table:table-row>
      </table:table>
      <text:p text:style-name="P8"><text:span text:style-name="Strong_20_Emphasis"><text:span text:style-name="T4"/></text:span></text:p>
      <text:p text:style-name="Text_20_body"><text:soft-page-break/><text:span text:style-name="T14">A</text:span><text:span text:style-name="T4">lém do documento, cada requisito será representado por um </text:span><text:span text:style-name="Strong_20_Emphasis"><text:span text:style-name="T4">cartão no quadro Kanban</text:span></text:span><text:span text:style-name="T4">, para facilitar o gerenciamento visual do backlog e o acompanhamento do progresso durante o desenvolvimento.</text:span></text:p>
      <text:h text:style-name="Heading_20_2" text:outline-level="2">Cadastro de usuário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adornments="Negrito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Negrito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pt" fo:country="BR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class="text" style:master-page-name="">
      <style:paragraph-properties fo:margin-top="0.847cm" fo:margin-bottom="0.212cm" style:contextual-spacing="false" fo:line-height="100%" fo:text-align="start" style:justify-single-word="false" fo:keep-together="always" fo:hyphenation-ladder-count="no-limit" style:page-number="auto" fo:break-before="auto" fo:break-after="auto" fo:keep-with-next="always" style:vertical-align="auto">
        <style:tab-stops/>
      </style:paragraph-properties>
      <style:text-properties style:text-position="0% 100%" style:font-name="Calibri3" fo:font-family="Calibri" style:font-style-name="Negrito" style:font-family-generic="swiss" style:font-pitch="variable" fo:font-size="24pt" fo:font-weight="bold" style:font-size-asian="24pt" style:font-weight-asian="bold" style:font-size-complex="2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Cabeçalho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loext:linked-style-name="Rodapé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loext:opacity="100%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Titulo_20_1" style:display-name="Titulo 1" style:family="paragraph" style:parent-style-name="Text_20_body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Default_20_Paragraph_20_Font_20__28_WW_29_" style:display-name="Default Paragraph Font (WW)" style:family="text"/>
    <style:style style:name="Cabeçalho_20_Char" style:display-name="Cabeçalho Char" style:family="text" style:parent-style-name="Default_20_Paragraph_20_Font_20__28_WW_29_"/>
    <style:style style:name="Rodapé_20_Char" style:display-name="Rodapé Char" style:family="text" style:parent-style-name="Default_20_Paragraph_20_Font_20__28_WW_29_"/>
    <style:style style:name="Default_20_Paragraph_20_Font" style:display-name="Default Paragraph Font" style:family="text"/>
    <style:style style:name="InfoBlue_20_Char" style:display-name="InfoBlue Char" style:family="text" style:parent-style-name="Default_20_Paragraph_20_Font">
      <style:text-properties fo:color="#0000ff" loext:opacity="100%" style:font-name="Times" fo:font-family="Times" style:font-family-generic="roman" style:font-pitch="variable" fo:language="en" fo:country="US" fo:font-style="italic" style:font-style-asian="italic" style:font-name-complex="Times" style:font-family-complex="Times" style:font-family-generic-complex="roman" style:font-pitch-complex="variable" style:language-complex="ar" style:country-complex="SA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date-style style:name="N114">
      <number:year number:style="long"/>
    </number:date-style>
    <number:date-style style:name="N1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MP2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MP3" style:family="paragraph" style:parent-style-name="normal">
      <style:paragraph-properties fo:margin-top="0cm" fo:margin-bottom="0cm" style:contextual-spacing="false" fo:line-height="106%" fo:text-align="center" style:justify-single-word="false"/>
    </style:style>
    <style:style style:name="MP4" style:family="paragraph" style:parent-style-name="normal">
      <style:paragraph-properties fo:margin-top="0cm" fo:margin-bottom="0cm" style:contextual-spacing="false" fo:line-height="106%" fo:text-align="center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MT1" style:family="text">
      <style:text-properties style:font-name="Arial" fo:font-size="12pt" fo:font-weight="bold" style:font-name-asian="Arial2" style:font-size-asian="12pt" style:font-weight-asian="bold" style:font-name-complex="Arial2" style:font-size-complex="12pt"/>
    </style:style>
    <style:style style:name="MT2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499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1.png" text:anchor-type="as-char" svg:width="7.842cm" svg:height="0.681cm" draw:z-index="2"><draw:image xlink:href="Pictures/1000000100000800000000AEBBAB1515.png" xlink:type="simple" xlink:show="embed" xlink:actuate="onLoad" draw:mime-type="image/png"/></draw:frame></text:p>
        <text:p text:style-name="MP2" loext:marker-style-name="MT2"><text:span text:style-name="MT2">INSTITUTO DE EXATAS - IE</text:span><text:span text:style-name="MT2"/></text:p>
        <text:p text:style-name="MP2" loext:marker-style-name="MT2"><text:span text:style-name="MT2">DEPARTAMENTO DE CIÊNCIAS DA COMPUTAÇÃO - CIC</text:span><text:span text:style-name="MT2"/></text:p>
        <text:p text:style-name="MP3" loext:marker-style-name="MT2"><text:span text:style-name="MT2"><text:s/>ENGENHARIA DE SOFTWARE <text:s/>1/2025</text:span><text:span text:style-name="MT2"/></text:p>
        <text:p text:style-name="MP4" loext:marker-style-name="MT2"/>
      </style:header>
    </style:master-page>
    <style:master-page style:name="Converter_20_1" style:display-name="Converter 1" style:page-layout-name="Mpm2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19:07:00</meta:creation-date>
    <meta:initial-creator>Coordenacao da Questao Negra</meta:initial-creator>
    <meta:generator>LibreOffice/24.2.3.2$Windows_X86_64 LibreOffice_project/433d9c2ded56988e8a90e6b2e771ee4e6a5ab2ba</meta:generator>
    <dc:date>2025-05-20T11:48:41.977000000</dc:date>
    <meta:editing-duration>PT2H3M6S</meta:editing-duration>
    <meta:editing-cycles>3</meta:editing-cycles>
    <meta:print-date>2025-05-20T09:47:59.776000000</meta:print-date>
    <meta:printed-by>Arquivos PDF</meta:printed-by>
    <meta:document-statistic meta:table-count="2" meta:image-count="1" meta:object-count="0" meta:page-count="3" meta:paragraph-count="55" meta:word-count="549" meta:character-count="3615" meta:non-whitespace-character-count="3123"/>
    <meta:user-defined meta:name="ContentTypeId">0x010100C9751AB075F8444DBAC68FE11CEBB632</meta:user-defined>
  </office:meta>
</office:document-meta>
</file>